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e499c"/>
    </style:style>
    <style:style style:name="P2" style:family="paragraph" style:parent-style-name="Text_20_body">
      <style:text-properties officeooo:rsid="000e499c" officeooo:paragraph-rsid="000e499c"/>
    </style:style>
    <style:style style:name="P3" style:family="paragraph" style:parent-style-name="Text_20_body">
      <style:text-properties officeooo:rsid="00114c6d" officeooo:paragraph-rsid="00114c6d"/>
    </style:style>
    <style:style style:name="P4" style:family="paragraph" style:parent-style-name="Text_20_body">
      <style:text-properties officeooo:rsid="00114c6d" officeooo:paragraph-rsid="00136f8f"/>
    </style:style>
    <style:style style:name="P5" style:family="paragraph" style:parent-style-name="Text_20_body">
      <style:text-properties officeooo:rsid="00114c6d" officeooo:paragraph-rsid="001648ef"/>
    </style:style>
    <style:style style:name="P6" style:family="paragraph" style:parent-style-name="Text_20_body">
      <style:text-properties fo:font-weight="bold" officeooo:rsid="00114c6d" officeooo:paragraph-rsid="00114c6d" style:font-weight-asian="bold" style:font-weight-complex="bold"/>
    </style:style>
    <style:style style:name="P7" style:family="paragraph" style:parent-style-name="Text_20_body">
      <style:text-properties fo:font-weight="bold" officeooo:rsid="00136f8f" officeooo:paragraph-rsid="00136f8f" style:font-weight-asian="bold" style:font-weight-complex="bold"/>
    </style:style>
    <style:style style:name="P8" style:family="paragraph" style:parent-style-name="Text_20_body">
      <style:text-properties fo:font-weight="bold" officeooo:rsid="00139989" officeooo:paragraph-rsid="00139989" style:font-weight-asian="bold" style:font-weight-complex="bold"/>
    </style:style>
    <style:style style:name="P9" style:family="paragraph" style:parent-style-name="Text_20_body">
      <style:text-properties fo:font-weight="bold" officeooo:rsid="00145614" officeooo:paragraph-rsid="00145614" style:font-weight-asian="bold" style:font-weight-complex="bold"/>
    </style:style>
    <style:style style:name="P10" style:family="paragraph" style:parent-style-name="Text_20_body">
      <style:text-properties officeooo:rsid="0011ea9d" officeooo:paragraph-rsid="0011ea9d"/>
    </style:style>
    <style:style style:name="P11" style:family="paragraph" style:parent-style-name="Text_20_body">
      <style:text-properties officeooo:rsid="0011ea9d" officeooo:paragraph-rsid="00136f8f"/>
    </style:style>
    <style:style style:name="P12" style:family="paragraph" style:parent-style-name="Text_20_body">
      <style:text-properties officeooo:rsid="00136f8f" officeooo:paragraph-rsid="00136f8f"/>
    </style:style>
    <style:style style:name="P13" style:family="paragraph" style:parent-style-name="Text_20_body">
      <style:text-properties officeooo:rsid="00139989" officeooo:paragraph-rsid="000e499c"/>
    </style:style>
    <style:style style:name="P14" style:family="paragraph" style:parent-style-name="Text_20_body">
      <style:text-properties officeooo:rsid="00139989" officeooo:paragraph-rsid="00139989"/>
    </style:style>
    <style:style style:name="P15" style:family="paragraph" style:parent-style-name="Text_20_body">
      <style:text-properties officeooo:paragraph-rsid="00139989"/>
    </style:style>
    <style:style style:name="P16" style:family="paragraph" style:parent-style-name="Text_20_body">
      <style:text-properties officeooo:rsid="00145614" officeooo:paragraph-rsid="00145614"/>
    </style:style>
    <style:style style:name="P17" style:family="paragraph" style:parent-style-name="Text_20_body">
      <style:text-properties fo:font-weight="normal" officeooo:rsid="00114c6d" officeooo:paragraph-rsid="001983ec" style:font-weight-asian="normal" style:font-weight-complex="normal"/>
    </style:style>
    <style:style style:name="P18" style:family="paragraph" style:parent-style-name="Text_20_body">
      <style:text-properties fo:font-weight="normal" officeooo:rsid="00114c6d" officeooo:paragraph-rsid="001d16aa" style:font-weight-asian="normal" style:font-weight-complex="normal"/>
    </style:style>
    <style:style style:name="P19" style:family="paragraph" style:parent-style-name="Heading_20_3">
      <style:text-properties officeooo:rsid="000e499c" officeooo:paragraph-rsid="000e499c"/>
    </style:style>
    <style:style style:name="P20" style:family="paragraph" style:parent-style-name="Text_20_body">
      <style:paragraph-properties fo:padding="0.074cm" fo:border-left="none" fo:border-right="none" fo:border-top="none" fo:border-bottom="0.06pt solid #000000" style:join-border="false"/>
      <style:text-properties fo:font-weight="bold" officeooo:rsid="001648ef" officeooo:paragraph-rsid="00145614" style:font-weight-asian="bold" style:font-weight-complex="bold"/>
    </style:style>
    <style:style style:name="P21" style:family="paragraph" style:parent-style-name="Text_20_body">
      <style:text-properties fo:font-weight="bold" officeooo:rsid="001983ec" officeooo:paragraph-rsid="001983ec" style:font-weight-asian="bold" style:font-weight-complex="bold"/>
    </style:style>
    <style:style style:name="P22" style:family="paragraph" style:parent-style-name="Text_20_body">
      <style:text-properties fo:font-weight="bold" officeooo:rsid="00114c6d" officeooo:paragraph-rsid="00114c6d" style:font-weight-asian="bold" style:font-weight-complex="bold"/>
    </style:style>
    <style:style style:name="P23" style:family="paragraph" style:parent-style-name="Text_20_body">
      <style:text-properties fo:font-weight="bold" officeooo:rsid="001fb57c" officeooo:paragraph-rsid="001fb57c" style:font-weight-asian="bold" style:font-weight-complex="bold"/>
    </style:style>
    <style:style style:name="P24" style:family="paragraph" style:parent-style-name="Text_20_body">
      <style:text-properties officeooo:rsid="00145614" officeooo:paragraph-rsid="00145614"/>
    </style:style>
    <style:style style:name="P25" style:family="paragraph" style:parent-style-name="Text_20_body">
      <style:text-properties officeooo:rsid="001fb57c" officeooo:paragraph-rsid="001fb57c"/>
    </style:style>
    <style:style style:name="T1" style:family="text">
      <style:text-properties officeooo:rsid="000f28e1"/>
    </style:style>
    <style:style style:name="T2" style:family="text">
      <style:text-properties officeooo:rsid="0011ea9d"/>
    </style:style>
    <style:style style:name="T3" style:family="text">
      <style:text-properties officeooo:rsid="00136f8f"/>
    </style:style>
    <style:style style:name="T4" style:family="text">
      <style:text-properties officeooo:rsid="00139989"/>
    </style:style>
    <style:style style:name="T5" style:family="text">
      <style:text-properties officeooo:rsid="001648ef"/>
    </style:style>
    <style:style style:name="T6" style:family="text">
      <style:text-properties officeooo:rsid="001b7546"/>
    </style:style>
    <style:style style:name="T7" style:family="text">
      <style:text-properties officeooo:rsid="001ea95d"/>
    </style:style>
    <style:style style:name="T8" style:family="text">
      <style:text-properties officeooo:rsid="002047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DB Design Guide<text:span text:style-name="T1">l</text:span>ines for "Last Minute Showings"</text:h>
      <text:p text:style-name="P2"/>
      <text:p text:style-name="P16">Created <text:span text:style-name="T5">B</text:span>y: Rajanikant and Pravasini</text:p>
      <text:p text:style-name="P16">Date: 23<text:span text:style-name="T8">rd</text:span> July 2015</text:p>
      <text:p text:style-name="P16">This document is applicable only for "Last Minute Showings" application.</text:p>
      <text:p text:style-name="P20"/>
      <text:p text:style-name="P6"/>
      <text:p text:style-name="P21">Storage Engine:</text:p>
      <text:p text:style-name="P18">- <text:span text:style-name="T5">Choose storage engine smartly based on the data in tables. https://dev.mysql.com/doc/refman/5.0/en/storage-engines.html.</text:span></text:p>
      <text:p text:style-name="P17"/>
      <text:p text:style-name="P6">Tables:</text:p>
      <text:p text:style-name="P5">- <text:span text:style-name="T2">Table names will be in lower case.</text:span></text:p>
      <text:p text:style-name="P3">- <text:span text:style-name="T2">In case of multiple words, the words will be separated by underscores.</text:span></text:p>
      <text:p text:style-name="P10">e.g for "users payment info" name should be "users_payment_info"</text:p>
      <text:p text:style-name="P10">- <text:span text:style-name="T3">Table names should be in plural form.</text:span></text:p>
      <text:p text:style-name="P12">e.g If the table holds the data of users then the table name will be "users" instead of only "user"</text:p>
      <text:p text:style-name="P1"/>
      <text:p text:style-name="P7">Fields:</text:p>
      <text:p text:style-name="P4">- <text:span text:style-name="T4">Field names will be in lower case. </text:span></text:p>
      <text:p text:style-name="P4">- <text:span text:style-name="T2">In case of multiple words, the words will be separated by underscores.</text:span></text:p>
      <text:p text:style-name="P11">e.g for "user <text:span text:style-name="T3">id</text:span>" name should be "user_<text:span text:style-name="T3">id"</text:span></text:p>
      <text:p text:style-name="P13">- If the table has a auto generated numeric field and used as Id for the records then the field name should be only "id"</text:p>
      <text:p text:style-name="P13"/>
      <text:p text:style-name="P8">Foreign Keys:</text:p>
      <text:p text:style-name="P14">- If <text:s/>a table has a foreign key column of another table then the column will be like</text:p>
      <text:p text:style-name="P14">"user_id"</text:p>
      <text:p text:style-name="P14">where user is the singular of users(table name) and "id" is the reference column name in users table.</text:p>
      <text:p text:style-name="P15"/>
      <text:p text:style-name="P9">Collation:</text:p>
      <text:p text:style-name="P16">"utf8_general_ci" for all char, varchar or text fields.</text:p>
      <text:p text:style-name="P16"/>
      <text:p text:style-name="P9">Datatypes:</text:p>
      <text:p text:style-name="P16">- Should be choosen smartly.</text:p>
      <text:p text:style-name="P16">- Choose datatype as timestamp i<text:span text:style-name="T5">f</text:span> allowed instead of datetime as datetime takes 4 bytes where as timestamp is only 2 bytes.</text:p>
      <text:p text:style-name="P16"><text:soft-page-break/>- <text:span text:style-name="T5">Using tiny int instead of enum in fileds like status or user types as tiny int takes only one byte where as enum one or two bytes based on the options (Please do not forget to add proper comment)</text:span></text:p>
      <text:p text:style-name="P16">- <text:s/><text:span text:style-name="T6">Look into datatypes properly before choosing for the field like TINYINT, SMALLINT, MEDIUMINT and INT takes 1, 2, 3 and 4 bytes respectively.</text:span></text:p>
      <text:p text:style-name="P16"/>
      <text:p text:style-name="P23">Field Size:</text:p>
      <text:p text:style-name="P25">- Choose appopriate number looking into column like name should not be VARCHAR(255) as in real a name cannot have 255 character long.</text:p>
      <text:p text:style-name="P16"/>
      <text:p text:style-name="P9">Points to Takecare:</text:p>
      <text:p text:style-name="P16">- Avoiding <text:span text:style-name="T7">to </text:span>allow Null in fields if possible.</text:p>
      <text:p text:style-name="P16">- Using unsigned instead of signed if the column expected to take only positive values like auto increament fileds.</text:p>
      <text:p text:style-name="P16">- <text:span text:style-name="T6">Use comments wherever requ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PMincho" style:font-family-asian="'MS P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32S</meta:editing-duration>
    <meta:editing-cycles>20</meta:editing-cycles>
    <meta:generator>LibreOffice/4.2.8.2$Linux_X86_64 LibreOffice_project/420m0$Build-2</meta:generator>
    <dc:date>2015-07-23T19:04:18.941951712</dc:date>
    <meta:document-statistic meta:table-count="0" meta:image-count="0" meta:object-count="0" meta:page-count="2" meta:paragraph-count="34" meta:word-count="355" meta:character-count="2038" meta:non-whitespace-character-count="1714"/>
    <meta:user-defined meta:name="Info 1"/>
    <meta:user-defined meta:name="Info 2"/>
    <meta:user-defined meta:name="Info 3"/>
    <meta:user-defined meta:name="Info 4"/>
  </office:meta>
</office:document-meta>
</file>